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20000021F65454E35A1EAD31C.png" manifest:media-type="image/png"/>
  <manifest:file-entry manifest:full-path="Pictures/10000001000002520000021F6B2A7794D99A8329.png" manifest:media-type="image/png"/>
  <manifest:file-entry manifest:full-path="Pictures/10000001000002520000021F11CEEA7C8BBF9C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SERTIVIDA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12.687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10.939cm" svg:height="10cm" svg:x="15.194cm" svg:y="3cm" presentation:class="graphic" presentation:user-transformed="true">
          <draw:image xlink:href="Pictures/10000001000002520000021F11CEEA7C8BBF9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12.687cm" svg:height="10cm" svg:x="1cm" svg:y="3cm" presentation:class="outline" presentation:placeholder="true">
          <draw:text-box/>
        </draw:frame>
        <draw:frame draw:style-name="gr2" draw:text-style-name="P3" draw:layer="layout" svg:width="10.939cm" svg:height="10cm" svg:x="15.194cm" svg:y="3cm" presentation:class="graphic" presentation:user-transformed="true">
          <draw:image xlink:href="Pictures/10000001000002520000021F6B2A7794D99A83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12.687cm" svg:height="10cm" svg:x="1cm" svg:y="3cm" presentation:class="outline" presentation:placeholder="true">
          <draw:text-box/>
        </draw:frame>
        <draw:frame draw:style-name="gr2" draw:text-style-name="P3" draw:layer="layout" svg:width="10.939cm" svg:height="9.999cm" svg:x="15.194cm" svg:y="3cm" presentation:class="graphic" presentation:user-transformed="true">
          <draw:image xlink:href="Pictures/10000001000002520000021F65454E35A1EAD3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3:39:28.332478930</meta:creation-date>
    <meta:editing-duration>PT6M40S</meta:editing-duration>
    <meta:editing-cycles>3</meta:editing-cycles>
    <meta:generator>LibreOffice/7.3.6.2$Linux_X86_64 LibreOffice_project/30$Build-2</meta:generator>
    <dc:title>Blue Curve</dc:title>
    <dc:date>2022-10-03T14:37:01.313980230</dc:date>
    <meta:document-statistic meta:object-count="53"/>
  </office:meta>
</office:document-meta>
</file>